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37043e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<text:s/></text:p>
      <text:p text:style-name="P11"><text:s/>❌ Nicht erledigt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3T10:12:26.948845545</dc:date>
    <meta:editing-duration>PT3H19M29S</meta:editing-duration>
    <meta:editing-cycles>35</meta:editing-cycles>
    <meta:generator>LibreOffice/25.8.3.2$Linux_X86_64 LibreOffice_project/580$Build-2</meta:generator>
    <meta:document-statistic meta:table-count="0" meta:image-count="0" meta:object-count="0" meta:page-count="5" meta:paragraph-count="158" meta:word-count="788" meta:character-count="6019" meta:non-whitespace-character-count="5204"/>
  </office:meta>
</office:document-meta>
</file>